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D7D0BC59070AB947.jpg" manifest:media-type="image/jpeg"/>
  <manifest:file-entry manifest:full-path="Pictures/10000201000001F4000002586142027BE356064B.png" manifest:media-type="image/png"/>
  <manifest:file-entry manifest:full-path="Pictures/1000020100000257000002BC2F0C3E8199330CDF.png" manifest:media-type="image/png"/>
  <manifest:file-entry manifest:full-path="Pictures/1000000000000290000002AC6C5D013487FA015E.png" manifest:media-type="image/png"/>
  <manifest:file-entry manifest:full-path="Pictures/10000201000001F4000002586AC6F20B380FEEA1.png" manifest:media-type="image/png"/>
  <manifest:file-entry manifest:full-path="Pictures/10000201000007800000041EE23BC6C0E018B11F.png" manifest:media-type="image/png"/>
  <manifest:file-entry manifest:full-path="Pictures/1000020100000222000002587AF1986571E6F438.png" manifest:media-type="image/png"/>
  <manifest:file-entry manifest:full-path="Pictures/1000020100000292000002778A0EAA6EC06D624D.png" manifest:media-type="image/png"/>
  <manifest:file-entry manifest:full-path="Pictures/10000201000007800000041EFD8AC5B546320EFF.png" manifest:media-type="image/png"/>
  <manifest:file-entry manifest:full-path="Pictures/1000000000000500000003C0FEAB96509AFEDF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25"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6" style:family="paragraph" style:parent-style-name="Standard">
      <style:text-properties officeooo:paragraph-rsid="002d9491"/>
    </style:style>
    <style:style style:name="P27" style:family="paragraph" style:parent-style-name="Standard">
      <style:paragraph-properties fo:break-before="page"/>
      <style:text-properties officeooo:rsid="003ea771" officeooo:paragraph-rsid="003ea771"/>
    </style:style>
    <style:style style:name="P28" style:family="paragraph" style:parent-style-name="Horizontal_20_Line">
      <style:text-properties officeooo:rsid="0036106f" officeooo:paragraph-rsid="004e74bf"/>
    </style:style>
    <style:style style:name="P29" style:family="paragraph" style:parent-style-name="Text_20_body" style:list-style-name="">
      <style:paragraph-properties fo:text-align="center" style:justify-single-word="false"/>
      <style:text-properties officeooo:rsid="0034d63e" officeooo:paragraph-rsid="0034d63e"/>
    </style:style>
    <style:style style:name="P30" style:family="paragraph" style:parent-style-name="Text_20_body" style:list-style-name="">
      <style:text-properties officeooo:rsid="0034d63e" officeooo:paragraph-rsid="0034d63e"/>
    </style:style>
    <style:style style:name="P31" style:family="paragraph" style:parent-style-name="Text_20_body" style:list-style-name="">
      <style:text-properties officeooo:rsid="001e2b58" officeooo:paragraph-rsid="001e2b58"/>
    </style:style>
    <style:style style:name="P32" style:family="paragraph" style:parent-style-name="Text_20_body" style:list-style-name="">
      <style:paragraph-properties fo:text-align="center" style:justify-single-word="false"/>
      <style:text-properties officeooo:paragraph-rsid="001e2b58"/>
    </style:style>
    <style:style style:name="P33" style:family="paragraph" style:parent-style-name="Heading_20_1" style:list-style-name=""/>
    <style:style style:name="P34" style:family="paragraph" style:parent-style-name="Heading_20_1">
      <style:paragraph-properties fo:break-before="page"/>
    </style:style>
    <style:style style:name="P35"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36" style:family="paragraph" style:parent-style-name="Heading_20_3">
      <style:paragraph-properties fo:break-before="page"/>
    </style:style>
    <style:style style:name="P37" style:family="paragraph" style:parent-style-name="Standard" style:list-style-name="L1">
      <style:text-properties officeooo:rsid="00247968" officeooo:paragraph-rsid="00247968"/>
    </style:style>
    <style:style style:name="P38" style:family="paragraph" style:parent-style-name="Standard" style:list-style-name="L1">
      <style:text-properties officeooo:rsid="00258637" officeooo:paragraph-rsid="00258637"/>
    </style:style>
    <style:style style:name="P39" style:family="paragraph" style:parent-style-name="Standard" style:list-style-name="L2">
      <style:text-properties officeooo:paragraph-rsid="005faec5"/>
    </style:style>
    <style:style style:name="P40" style:family="paragraph" style:parent-style-name="Standard" style:list-style-name="L3"/>
    <style:style style:name="P41" style:family="paragraph" style:parent-style-name="Standard" style:list-style-name="L3">
      <style:text-properties officeooo:paragraph-rsid="004b4041"/>
    </style:style>
    <style:style style:name="P42" style:family="paragraph" style:parent-style-name="Standard" style:list-style-name="L4"/>
    <style:style style:name="P43" style:family="paragraph" style:parent-style-name="Standard" style:list-style-name="L5">
      <style:text-properties officeooo:paragraph-rsid="0042e330"/>
    </style:style>
    <style:style style:name="P44" style:family="paragraph" style:parent-style-name="Standard" style:list-style-name="L6">
      <style:text-properties officeooo:paragraph-rsid="00319718"/>
    </style:style>
    <style:style style:name="P45" style:family="paragraph" style:parent-style-name="Standard" style:list-style-name="L7">
      <style:text-properties officeooo:paragraph-rsid="0034d63e"/>
    </style:style>
    <style:style style:name="P46" style:family="paragraph" style:parent-style-name="Standard" style:list-style-name="L8">
      <style:text-properties officeooo:rsid="0036106f" officeooo:paragraph-rsid="004e74bf"/>
    </style:style>
    <style:style style:name="P47" style:family="paragraph" style:parent-style-name="Standard" style:list-style-name="L8">
      <style:text-properties officeooo:rsid="0036106f" officeooo:paragraph-rsid="0036106f"/>
    </style:style>
    <style:style style:name="P48" style:family="paragraph" style:parent-style-name="Standard" style:list-style-name="L8">
      <style:text-properties officeooo:rsid="0036106f" officeooo:paragraph-rsid="003764d7"/>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officeooo:rsid="0065019a" style:font-style-asian="italic" style:font-style-complex="italic"/>
    </style:style>
    <style:style style:name="T7" style:family="text">
      <style:text-properties fo:font-style="italic" fo:font-weight="bold" officeooo:rsid="005faec5" style:font-style-asian="italic" style:font-weight-asian="bold" style:font-style-complex="italic" style:font-weight-complex="bold"/>
    </style:style>
    <style:style style:name="T8" style:family="text">
      <style:text-properties fo:font-style="italic" fo:font-weight="bold" officeooo:rsid="00289d16" style:font-style-asian="italic" style:font-weight-asian="bold" style:font-style-complex="italic" style:font-weight-complex="bold"/>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normal"/>
    </style:style>
    <style:style style:name="T26" style:family="text">
      <style:text-properties fo:font-variant="normal" fo:text-transform="none" style:use-window-font-color="true" style:font-name="Liberation Serif" fo:font-size="12pt" fo:letter-spacing="normal" fo:font-style="normal" fo:font-weight="normal" officeooo:rsid="00319718"/>
    </style:style>
    <style:style style:name="T27" style:family="text">
      <style:text-properties fo:font-variant="normal" fo:text-transform="none" style:use-window-font-color="true" style:font-name="Liberation Serif" fo:font-size="12pt" fo:letter-spacing="normal" fo:font-style="normal" fo:font-weight="normal" officeooo:rsid="00331e9c"/>
    </style:style>
    <style:style style:name="T28" style:family="text">
      <style:text-properties fo:font-variant="normal" fo:text-transform="none" style:use-window-font-color="true" style:font-name="Liberation Serif" fo:font-size="12pt" fo:letter-spacing="normal" fo:font-style="normal" fo:font-weight="normal" officeooo:rsid="004cce2d"/>
    </style:style>
    <style:style style:name="T29" style:family="text">
      <style:text-properties officeooo:rsid="00319718"/>
    </style:style>
    <style:style style:name="T30" style:family="text">
      <style:text-properties officeooo:rsid="0048c1c7"/>
    </style:style>
    <style:style style:name="T31" style:family="text">
      <style:text-properties officeooo:rsid="0049f3d0"/>
    </style:style>
    <style:style style:name="T32" style:family="text">
      <style:text-properties officeooo:rsid="004b4041"/>
    </style:style>
    <style:style style:name="T33" style:family="text">
      <style:text-properties officeooo:rsid="004e74bf"/>
    </style:style>
    <style:style style:name="T34" style:family="text">
      <style:text-properties officeooo:rsid="005158d6"/>
    </style:style>
    <style:style style:name="T35" style:family="text">
      <style:text-properties officeooo:rsid="0052e7ad"/>
    </style:style>
    <style:style style:name="T36" style:family="text">
      <style:text-properties officeooo:rsid="005350f9"/>
    </style:style>
    <style:style style:name="T37" style:family="text">
      <style:text-properties officeooo:rsid="00568b4a"/>
    </style:style>
    <style:style style:name="T38" style:family="text">
      <style:text-properties officeooo:rsid="005faec5"/>
    </style:style>
    <style:style style:name="T39" style:family="text">
      <style:text-properties fo:font-weight="bold" officeooo:rsid="005faec5" style:font-weight-asian="bold" style:font-weight-complex="bold"/>
    </style:style>
    <style:style style:name="T40" style:family="text">
      <style:text-properties fo:font-style="normal" fo:font-weight="normal" officeooo:rsid="005faec5" style:font-style-asian="normal" style:font-weight-asian="normal" style:font-style-complex="normal" style:font-weight-complex="normal"/>
    </style:style>
    <style:style style:name="fr1"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NUAL DE USO <text:span text:style-name="T10">DE </text:span>LIBRERÍA DE ARDUINO PARA ESCORNABOT</text:p>
      <text:h text:style-name="P33" text:outline-level="1"><draw:frame draw:style-name="fr5" draw:name="Imagen1" text:anchor-type="paragraph" svg:width="13.046cm" svg:height="9.784cm" draw:z-index="0"><draw:image xlink:href="Pictures/1000000000000500000003C0FEAB96509AFEDFE8.jpg" xlink:type="simple" xlink:show="embed" xlink:actuate="onLoad" loext:mime-type="image/jpeg"/></draw:frame></text:h>
      <text:h text:style-name="P29" text:outline-level="1">Escornabot con CPU 2.12</text:h>
      <text:h text:style-name="P31" text:outline-level="1"/>
      <text:h text:style-name="P31" text:outline-level="1">Documento creado por: <text:span text:style-name="T3">Pedro Ruiz Fernández</text:span></text:h>
      <text:h text:style-name="P30" text:outline-level="1"/>
      <text:h text:style-name="P31" text:outline-level="1"/>
      <text:h text:style-name="P32" text:outline-level="1"><text:span text:style-name="T2">Licencia: </text:span><text:span text:style-name="Strong_20_Emphasis"><text:span text:style-name="T2">Creative Commons by-nc-sa 3.0</text:span></text:span></text:h>
      <text:h text:style-name="P34"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6"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xt:span></text:a><text:a xlink:type="simple" xlink:href="http://clubroboticagranada.es/" text:style-name="Internet_20_link" text:visited-style-name="Visited_20_Internet_20_Link"><text:span text:style-name="T6">Robótica</text:span></text:a><text:a xlink:type="simple" xlink:href="http://clubroboticagranada.es/" text:style-name="Internet_20_link" text:visited-style-name="Visited_20_Internet_20_Link"><text:span text:style-name="T3">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72780009" text:style-name="L1">
        <text:list-item>
          <text:p text:style-name="P37">Añadimos la librería .zip en la opción Menu programa &gt; Incluir librería &gt; Añadir librería .zip</text:p>
        </text:list-item>
        <text:list-item>
          <text:p text:style-name="P37"><draw:frame draw:style-name="fr6" draw:name="Imagen2" text:anchor-type="paragraph" svg:width="14.624cm" svg:height="8.027cm" draw:z-index="1"><draw:image xlink:href="Pictures/10000201000007800000041EFD8AC5B546320EFF.png" xlink:type="simple" xlink:show="embed" xlink:actuate="onLoad" loext:mime-type="image/png"/></draw:frame>Ahora nos aparece un menú de elección del fichero zip, debemos elegir nuestro fichero “escornabot.zip” descargado anteriormente.</text:p>
        </text:list-item>
        <text:list-item>
          <text:p text:style-name="P38"><draw:frame draw:style-name="fr5" draw:name="Imagen3" text:anchor-type="paragraph" svg:width="8.154cm" svg:height="7.819cm" draw:z-index="2"><draw:image xlink:href="Pictures/1000020100000292000002778A0EAA6EC06D624D.png" xlink:type="simple" xlink:show="embed" xlink:actuate="onLoad" loext:mime-type="image/png"/></draw:frame>Una vez incluido ya tenemos la librería disponible en nuestro listado de librerías.</text:p>
        </text:list-item>
        <text:list-item>
          <text:p text:style-name="P38"><draw:frame draw:style-name="fr5" draw:name="Imagen4" text:anchor-type="paragraph" svg:width="14.669cm" svg:height="8.052cm" draw:z-index="3"><draw:image xlink:href="Pictures/10000201000007800000041EE23BC6C0E018B11F.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35" text:outline-level="3"><draw:frame draw:style-name="fr2" draw:name="Imagen5" text:anchor-type="paragraph" svg:x="4.461cm" svg:y="0.037cm" svg:width="9.081cm" svg:height="10.897cm" draw:z-index="4"><draw:image xlink:href="Pictures/10000201000001F4000002586AC6F20B380FEEA1.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27"><draw:frame draw:style-name="fr5" draw:name="Imagen11" text:anchor-type="paragraph" svg:width="10.68cm" svg:height="11.135cm" draw:z-index="8"><draw:image xlink:href="Pictures/1000000000000290000002AC6C5D013487FA015E.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2163049713" text:style-name="L2">
        <text:list-item>
          <text:p text:style-name="P39"><draw:frame draw:style-name="fr4" draw:name="Imagen6" text:anchor-type="paragraph" svg:x="4.692cm" svg:y="0.245cm" svg:width="8.618cm" svg:height="9.47cm" draw:z-index="5"><draw:image xlink:href="Pictures/1000020100000222000002587AF1986571E6F438.png" xlink:type="simple" xlink:show="embed" xlink:actuate="onLoad" loext:mime-type="image/png"/></draw:frame><text:soft-page-break/><text:span text:style-name="T38">Por defecto creando el objeto con </text:span><text:span text:style-name="T7">escornabot mirobot</text:span><text:span text:style-name="T40">,</text:span><text:span text:style-name="T38"> como está en el ejemplo: funcionarían los motores en paso completo con una bobina en cada paso, poco par y poco consumo.</text:span></text:p>
        </text:list-item>
        <text:list-item>
          <text:p text:style-name="P39"><text:span text:style-name="T38">Creando el objeto con la opción </text:span><text:span text:style-name="T7">escornabot</text:span><text:span text:style-name="T39"> </text:span><text:span text:style-name="T8">mirobot(2)</text:span><text:span text:style-name="T5">: </text:span><text:span text:style-name="T12">los <text:s/>motores funcionarían con paso completo y dos bobinas estaría funcionando a la vez en cada paso, esto supone mayor par y mayor consumo.</text:span></text:p>
        </text:list-item>
        <text:list-item>
          <text:p text:style-name="P39"><text:span text:style-name="T12"><text:s/>Creando el objeto con la opción </text:span><text:span text:style-name="T8">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1995379809" text:style-name="L3">
        <text:list-item>
          <text:p text:style-name="P40"><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36">hacia atrás</text:span>. La velocidad se da rpm.</text:p>
        </text:list-item>
        <text:list-item>
          <text:p text:style-name="P41"><text:span text:style-name="Strong_20_Emphasis"><text:span text:style-name="T13">objetoEscornabot.</text:span></text:span><text:span text:style-name="Strong_20_Emphasis">drive</text:span><text:span text:style-name="Strong_20_Emphasis"><text:span text:style-name="T32">D</text:span></text:span><text:span text:style-name="Strong_20_Emphasis"> (</text:span><text:span text:style-name="Strong_20_Emphasis"><text:span text:style-name="T32">distancia</text:span></text:span><text:span text:style-name="Strong_20_Emphasis">, velocidad)</text:span>: Sirve para avanzar o retroceder. Se mueve <text:span text:style-name="T32">la distancia en cm indicada</text:span>, si son negativas va <text:span text:style-name="T36">hacia atrás</text:span>. La velocidad se da rpm.</text:p>
        </text:list-item>
        <text:list-item>
          <text:p text:style-name="P40"><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35">hacia derecha</text:span> y negativas <text:span text:style-name="T35">hacia izquierda</text:span>. La velocidad se da en rpm.</text:p>
        </text:list-item>
        <text:list-item>
          <text:p text:style-name="P41"><text:span text:style-name="Strong_20_Emphasis"><text:span text:style-name="T13">objetoEscornabot.</text:span></text:span><text:span text:style-name="Strong_20_Emphasis">turn</text:span><text:span text:style-name="Strong_20_Emphasis"><text:span text:style-name="T32">A</text:span></text:span><text:span text:style-name="Strong_20_Emphasis"> (</text:span><text:span text:style-name="Strong_20_Emphasis"><text:span text:style-name="T32">angulo</text:span></text:span><text:span text:style-name="Strong_20_Emphasis">, velocidad)</text:span>: Sirve para girar. Se indica <text:span text:style-name="T32">el ángulo a girar</text:span>, si <text:span text:style-name="T32">es</text:span> positiv<text:span text:style-name="T32">o</text:span> gira <text:span text:style-name="T36">hacia derecha</text:span> y negativ<text:span text:style-name="T32">o</text:span> <text:span text:style-name="T36">hacia izquierda</text:span>. La velocidad se da en rpm. </text:p>
        </text:list-item>
        <text:list-item>
          <text:p text:style-name="P40"><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26"><draw:frame draw:style-name="fr3" draw:name="Imagen7" text:anchor-type="paragraph" svg:y="0.318cm" svg:width="9.772cm" svg:height="11.419cm" draw:z-index="9"><draw:image xlink:href="Pictures/1000020100000257000002BC2F0C3E8199330CDF.png" xlink:type="simple" xlink:show="embed" xlink:actuate="onLoad" loext:mime-type="image/png"/></draw:frame></text:p>
      <text:h text:style-name="P36"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1352996579" text:style-name="L4">
        <text:list-item>
          <text:p text:style-name="P42"><text:span text:style-name="Strong_20_Emphasis"><text:span text:style-name="T24">objetoEscornabot.</text:span></text:span><text:span text:style-name="Strong_20_Emphasis"><text:span text:style-name="T23">ledON (número de led o posición en inglés)</text:span></text:span><text:span text:style-name="T25">: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43"><text:span text:style-name="Strong_20_Emphasis"><text:span text:style-name="T24">objetoEscornabot.</text:span></text:span><text:span text:style-name="Strong_20_Emphasis"><text:span text:style-name="T23">ledOFF (número de led o posición en inglés)</text:span></text:span><text:span text:style-name="T25">: sirve para apagar los leds de escornabot.</text:span></text:p>
        </text:list-item>
        <text:list-item text:style-override="L5">
          <text:p text:style-name="P43"><text:span text:style-name="Strong_20_Emphasis"><text:span text:style-name="T24">objetoEscornabot.</text:span></text:span><text:span text:style-name="Strong_20_Emphasis"><text:span text:style-name="T23">ledState (número de led o posición en inglés)</text:span></text:span><text:span text:style-name="T25">: devuelve el estado del led, encendido (1 o HIGH) o apagado (0 o LOW).</text:span></text:p>
        </text:list-item>
        <text:list-item text:style-override="L5">
          <text:p text:style-name="P43"><text:span text:style-name="Strong_20_Emphasis"><text:span text:style-name="T24">objetoEscornabot.</text:span></text:span><text:span text:style-name="Strong_20_Emphasis"><text:span text:style-name="T23">buzzON ()</text:span></text:span><text:span text:style-name="T25">: enciende el zumbador.</text:span></text:p>
        </text:list-item>
        <text:list-item text:style-override="L5">
          <text:p text:style-name="P43"><text:span text:style-name="Strong_20_Emphasis"><text:span text:style-name="T24">objetoEscornabot.</text:span></text:span><text:span text:style-name="Strong_20_Emphasis"><text:span text:style-name="T23">buzzOFF ()</text:span></text:span><text:span text:style-name="T25">: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2" draw:name="Imagen8" text:anchor-type="paragraph" svg:x="3.358cm" svg:y="0.011cm" svg:width="9.892cm" svg:height="11.871cm" draw:z-index="6"><draw:image xlink:href="Pictures/10000201000001F4000002586142027BE356064B.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2150751438" text:style-name="L6">
        <text:list-item>
          <text:p text:style-name="P44"><text:span text:style-name="Strong_20_Emphasis"><text:span text:style-name="T16">objetoEscornabot.pushButton()</text:span></text:span><text:span text:style-name="T29">: </text:span><text:span text:style-name="T26">devuelve el valor del botón pulsado o la posición en inglés. 1 o forward (delantero), 3 o backward (trasero), 4 o right (derecho), 2 o left (izquierdo), 5 o central (central).</text:span></text:p>
        </text:list-item>
      </text:list>
      <text:p text:style-name="P23"/>
      <text:p text:style-name="P17"><text:span text:style-name="T26">En el siguiente programa (ejemplo 3</text:span><text:span text:style-name="T28">a</text:span><text:span text:style-name="T26">) al pulsar cualquiera de los cuatro botones de dirección (adelante, atrás, derecha, izquierda) realiza la correspondiente acción de movimiento o giro. Cuando se pulsa el botón central </text:span><text:span text:style-name="T28">el robot gira sobre si mismo</text:span><text:span text:style-name="T27">:</text:span></text:p>
      <text:p text:style-name="P24"><text:soft-page-break/></text:p>
      <text:p text:style-name="Horizontal_20_Line"/>
      <text:p text:style-name="P25">#include &lt;escornabot.h&gt;</text:p>
      <text:p text:style-name="P25"/>
      <text:p text:style-name="P25">escornabot mirobot;</text:p>
      <text:p text:style-name="P25"/>
      <text:p text:style-name="P25">void setup() {</text:p>
      <text:p text:style-name="P25"><text:s text:c="2"/>Serial.begin (9600);</text:p>
      <text:p text:style-name="P25">}</text:p>
      <text:p text:style-name="P25"/>
      <text:p text:style-name="P25">void loop() {</text:p>
      <text:p text:style-name="P25"><text:s text:c="2"/>//prueba de librería</text:p>
      <text:p text:style-name="P25"/>
      <text:p text:style-name="P25"><text:s text:c="2"/>if (mirobot.pushButton() == forward) {</text:p>
      <text:p text:style-name="P25"><text:s text:c="4"/>mirobot.driveD (10, 1<text:span text:style-name="T37">2</text:span>);</text:p>
      <text:p text:style-name="P25"><text:s text:c="2"/>}</text:p>
      <text:p text:style-name="P25"><text:s text:c="2"/>else if (mirobot.pushButton() == backward) {</text:p>
      <text:p text:style-name="P25"><text:s text:c="4"/>mirobot.driveD (-10, 1<text:span text:style-name="T37">2</text:span>);</text:p>
      <text:p text:style-name="P25"><text:s text:c="2"/>}</text:p>
      <text:p text:style-name="P25"><text:s text:c="2"/>else if (mirobot.pushButton() == right) {</text:p>
      <text:p text:style-name="P25"><text:s text:c="4"/>mirobot.turnA (90, 1<text:span text:style-name="T37">2</text:span>);</text:p>
      <text:p text:style-name="P25"><text:s text:c="2"/>}</text:p>
      <text:p text:style-name="P25"><text:s text:c="2"/>else if (mirobot.pushButton() == left) {</text:p>
      <text:p text:style-name="P25"><text:s text:c="4"/>mirobot.turnA (-90, 1<text:span text:style-name="T37">2</text:span>);</text:p>
      <text:p text:style-name="P25"><text:s text:c="2"/>}</text:p>
      <text:p text:style-name="P25"><text:s text:c="2"/>else if (mirobot.pushButton() == central) {</text:p>
      <text:p text:style-name="P25"><text:s text:c="4"/>mirobot.turnA (360, 1<text:span text:style-name="T37">2</text:span>);</text:p>
      <text:p text:style-name="P25"><text:s text:c="2"/>}</text:p>
      <text:p text:style-name="P25">}</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2298847771" text:style-name="L7">
        <text:list-item>
          <text:p text:style-name="P45"><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33">a</text:span>) que en función del carácter enviado desde la aplicación “Arduino Bluetooth controller” realizamos una acción u otra. S<text:span text:style-name="T20">i</text:span> se envía el carácter:</text:p>
      <text:list xml:id="list2499584965" text:style-name="L8">
        <text:list-item>
          <text:p text:style-name="P46">‘A’: se mueve hacia delante (avanza).</text:p>
        </text:list-item>
        <text:list-item>
          <text:p text:style-name="P46">‘R’: se mueve hacia atrás (retrocede).</text:p>
        </text:list-item>
        <text:list-item>
          <text:p text:style-name="P46">‘D’: gira hacia la derecha.</text:p>
        </text:list-item>
        <text:list-item>
          <text:p text:style-name="P46">‘I’: gira hacia la izquierda.</text:p>
        </text:list-item>
        <text:list-item>
          <text:p text:style-name="P46">‘<text:span text:style-name="T33">C</text:span>’: <text:span text:style-name="T33">gira sobre si mismo.</text:span></text:p>
        </text:list-item>
        <text:list-item>
          <text:p text:style-name="P46">‘<text:span text:style-name="T34">5’: activa o desactiva el zumbador. Según su estado anterior.</text:span></text:p>
        </text:list-item>
      </text:list>
      <text:p text:style-name="P28"/>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text:p>
      <text:p text:style-name="Horizontal_20_Line"/>
      <text:p text:style-name="P19">En <text:span text:style-name="T33">este segundo</text:span> caso hemos diseñado un programa (ejemplo 4<text:span text:style-name="T33">b</text:span>) que en función del carácter enviado desde la aplicación “Arduino Bluetooth controller” realizamos una acción u otra. S<text:span text:style-name="T20">i</text:span> se envía el carácter:</text:p>
      <text:list xml:id="list160042955318430" text:continue-numbering="true" text:style-name="L8">
        <text:list-item>
          <text:p text:style-name="P47">‘A’: se mueve hacia delante (avanza).</text:p>
        </text:list-item>
        <text:list-item>
          <text:p text:style-name="P47">‘R’: se mueve hacia atrás (retrocede).</text:p>
        </text:list-item>
        <text:list-item>
          <text:p text:style-name="P47">‘D’: gira hacia la derecha.</text:p>
        </text:list-item>
        <text:list-item>
          <text:p text:style-name="P47">‘I’: gira hacia la izquierda.</text:p>
        </text:list-item>
        <text:list-item>
          <text:p text:style-name="P47">‘1’: enciende o apaga el led 1 (delantero), en función de como estuviese anteriormente.</text:p>
        </text:list-item>
        <text:list-item>
          <text:p text:style-name="P47">‘<text:span text:style-name="T19">2</text:span>’: enciende o apaga el led <text:span text:style-name="T19">2</text:span> (<text:span text:style-name="T31">izquierda</text:span>), en función de como estuviese anteriormente.</text:p>
        </text:list-item>
        <text:list-item>
          <text:p text:style-name="P48">‘<text:span text:style-name="T19">3</text:span>’: enciende o apaga el led <text:span text:style-name="T19">3</text:span> (<text:span text:style-name="T19">trasero</text:span>), en función de como estuviese anteriormente.</text:p>
        </text:list-item>
        <text:list-item>
          <text:p text:style-name="P48">‘<text:span text:style-name="T19">4</text:span>’: enciende o apaga el led <text:span text:style-name="T19">4</text:span> (<text:span text:style-name="T31">derecha</text:span>), en función de como estuviese anteriormente.</text:p>
        </text:list-item>
        <text:list-item>
          <text:p text:style-name="P48">‘<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0">forward</text:span>);</text:p>
      <text:p text:style-name="P13"><text:s text:c="6"/>}</text:p>
      <text:p text:style-name="P13"><text:s text:c="6"/>else {</text:p>
      <text:p text:style-name="P13"><text:s text:c="8"/>mirobot.ledOFF(<text:span text:style-name="T30">forward</text:span>);</text:p>
      <text:p text:style-name="P13"><text:soft-page-break/><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21"><draw:frame draw:style-name="fr1" draw:name="Imagen10" text:anchor-type="paragraph" svg:x="11.98cm" svg:y="-0.053cm" svg:width="5.734cm" svg:height="10.195cm" draw:z-index="7"><draw:image xlink:href="Pictures/10000000000002D000000500D7D0BC59070AB947.jpg" xlink:type="simple" xlink:show="embed" xlink:actuate="onLoad" loext:mime-type="image/jpeg"/></draw:frame><text:soft-page-break/><text:span text:style-name="T20">Previamente e</text:span>n la aplicación “<text:span text:style-name="T20">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3</text:page-number><text:s/><text:span text:style-name="MT1">de </text:span><text:page-count>13</text:page-count></text:p>
      </style:footer>
      <loext:footer-first>
        <text:p text:style-name="MP2"/>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02T14:59:44.338310823</meta:creation-date>
    <dc:date>2020-10-11T16:00:41.814164363</dc:date>
    <meta:editing-duration>PT4H9M21S</meta:editing-duration>
    <meta:editing-cycles>63</meta:editing-cycles>
    <meta:generator>LibreOffice/6.4.6.2$Linux_X86_64 LibreOffice_project/40$Build-2</meta:generator>
    <meta:document-statistic meta:table-count="0" meta:image-count="10" meta:object-count="0" meta:page-count="13" meta:paragraph-count="255" meta:word-count="1824" meta:character-count="12192" meta:non-whitespace-character-count="9933"/>
  </office:meta>
</office:document-meta>
</file>